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0pt" style:font-size-asian="20pt" style:font-size-complex="24pt" fo:language="en" fo:country="US" style:language-asian="en" style:country-asian="US" style:language-complex="ar" style:country-complex="SA" fo:hyphenate="true"/>
    </style:style>
    <style:style style:name="P4" style:parent-style-name="Normal" style:family="paragraph">
      <style:paragraph-properties fo:widows="2" fo:orphans="2" fo:text-align="justify" style:vertical-align="auto" fo:margin-top="0.0694in" fo:margin-bottom="0.0694in"/>
      <style:text-properties fo:hyphenate="true"/>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 style:parent-style-name="Normal" style:family="paragraph">
      <style:paragraph-properties fo:widows="2" fo:orphans="2" fo:text-align="justify" style:vertical-align="auto" fo:margin-top="0.0694in" fo:margin-bottom="0.0694in"/>
      <style:text-properties fo:hyphenate="true"/>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2"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3" style:parent-style-name="Normal" style:family="paragraph">
      <style:paragraph-properties fo:widows="2" fo:orphans="2" fo:text-align="justify" style:vertical-align="auto" fo:margin-top="0.0694in" fo:margin-bottom="0.0694in" fo:margin-left="0.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24"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5" style:parent-style-name="Normal" style:family="paragraph">
      <style:paragraph-properties fo:widows="2" fo:orphans="2" fo:text-align="justify" style:vertical-align="auto" fo:margin-top="0.0694in" fo:margin-bottom="0.0694in" fo:margin-left="0.5in">
        <style:tab-stops/>
      </style:paragraph-properties>
      <style:text-properties fo:hyphenate="true"/>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0"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widows="2" fo:orphans="2" fo:text-align="justify" style:vertical-align="auto" fo:margin-top="0.0694in" fo:margin-bottom="0.0694in" fo:margin-left="0.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32" style:parent-style-name="Normal" style:family="paragraph">
      <style:paragraph-properties fo:widows="2" fo:orphans="2" fo:text-align="justify" style:vertical-align="auto" fo:margin-top="0.0694in" fo:margin-bottom="0.0694in"/>
      <style:text-properties fo:hyphenate="true"/>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7" style:parent-style-name="Normal" style:family="paragraph">
      <style:paragraph-properties fo:widows="2" fo:orphans="2" style:vertical-align="auto" fo:margin-top="0.0694in" fo:margin-bottom="0.0694in"/>
      <style:text-properties fo:hyphenate="true"/>
    </style:style>
    <style:style style:name="T38"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40" style:parent-style-name="Normal" style:family="paragraph">
      <style:paragraph-properties fo:widows="2" fo:orphans="2" style:vertical-align="auto" fo:margin-top="0.0694in" fo:margin-bottom="0.0694in"/>
      <style:text-properties fo:hyphenate="true"/>
    </style:style>
    <style:style style:name="T41"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42" style:parent-style-name="Normal" style:family="paragraph">
      <style:paragraph-properties fo:widows="2" fo:orphans="2" style:vertical-align="auto" fo:margin-top="0.0694in" fo:margin-bottom="0.0694in"/>
      <style:text-properties fo:hyphenate="true"/>
    </style:style>
    <style:style style:name="T43"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4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2" style:parent-style-name="Normal" style:family="paragraph">
      <style:paragraph-properties fo:widows="2" fo:orphans="2" style:vertical-align="auto" fo:margin-top="0.0694in" fo:margin-bottom="0.0694in"/>
      <style:text-properties fo:hyphenate="true"/>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6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69" style:parent-style-name="Normal" style:family="paragraph">
      <style:paragraph-properties fo:widows="2" fo:orphans="2" fo:text-align="justify" style:vertical-align="auto" fo:margin-top="0.0694in" fo:margin-bottom="0.0694in"/>
      <style:text-properties fo:hyphenate="true"/>
    </style:style>
    <style:style style:name="T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9" style:parent-style-name="Normal" style:family="paragraph">
      <style:paragraph-properties fo:widows="2" fo:orphans="2" style:vertical-align="auto" fo:margin-top="0.0694in" fo:margin-bottom="0.0694in" fo:margin-left="0.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10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0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08" style:parent-style-name="Normal" style:family="paragraph">
      <style:paragraph-properties fo:widows="2" fo:orphans="2" fo:text-align="justify" style:vertical-align="auto" fo:margin-top="0.0694in" fo:margin-bottom="0.0694in"/>
      <style:text-properties fo:hyphenate="true"/>
    </style:style>
    <style:style style:name="T1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4" style:parent-style-name="Normal" style:family="paragraph">
      <style:paragraph-properties fo:widows="2" fo:orphans="2" style:vertical-align="auto" fo:margin-top="0.0694in" fo:margin-bottom="0.0694in"/>
      <style:text-properties fo:hyphenate="true"/>
    </style:style>
    <style:style style:name="T1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3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6" style:parent-style-name="Normal" style:family="paragraph">
      <style:paragraph-properties fo:widows="2" fo:orphans="2" style:vertical-align="auto" fo:margin-top="0.0694in" fo:margin-bottom="0.0694in"/>
      <style:text-properties fo:hyphenate="true"/>
    </style:style>
    <style:style style:name="T1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5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73"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93"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21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218" style:parent-style-name="Normal" style:family="paragraph">
      <style:paragraph-properties fo:widows="2" fo:orphans="2" fo:text-align="justify" style:vertical-align="auto" fo:margin-top="0.0694in" fo:margin-bottom="0.0694in"/>
      <style:text-properties fo:hyphenate="true"/>
    </style:style>
    <style:style style:name="T2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224" style:parent-style-name="Normal" style:family="paragraph">
      <style:paragraph-properties fo:widows="2" fo:orphans="2" fo:text-align="justify" style:vertical-align="auto" fo:margin-top="0.0694in" fo:margin-bottom="0.0694in"/>
      <style:text-properties fo:hyphenate="true"/>
    </style:style>
    <style:style style:name="T2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3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office:automatic-styles>
  <office:body>
    <office:text text:use-soft-page-breaks="true">
      <text:p text:style-name="P1">Chapter 11:-Dynamic Host Configuration Protocol (DHCP)</text:p>
      <text:p text:style-name="P2"/>
      <text:p text:style-name="P3">Dynamic Host Configuration Protocol (DHCP)</text:p>
      <text:p text:style-name="P4"><text:span text:style-name="T5">The Dynamic Host Configuration Protocol (DHCP) is a network service that enables<text:s/></text:span><text:span text:style-name="T6">host computers to be automatically assigned settings from a server as opposed to manually configuring each network host. Computers configured to be DHCP clients have no control over the settings they receive from the DHCP server, and the configuration is t</text:span><text:span text:style-name="T7">ransparent to the computer's user.<text:s/></text:span></text:p>
      <text:p text:style-name="P8">The most common settings provided by a DHCP server to DHCP clients include:<text:s/></text:p>
      <text:list text:style-name="LFO1" text:continue-numbering="true">
        <text:list-item>
          <text:p text:style-name="P9">IP address and netmask</text:p>
        </text:list-item>
        <text:list-item>
          <text:p text:style-name="P10">IP address of the default-gateway to use</text:p>
        </text:list-item>
        <text:list-item>
          <text:p text:style-name="P11">IP adresses of the DNS servers to use</text:p>
        </text:list-item>
      </text:list>
      <text:p text:style-name="P12">However, a DHCP server can also supply configuration properties such as:<text:s/></text:p>
      <text:list text:style-name="LFO2" text:continue-numbering="true">
        <text:list-item>
          <text:p text:style-name="P13">Host Name</text:p>
        </text:list-item>
        <text:list-item>
          <text:p text:style-name="P14">Domain Name</text:p>
        </text:list-item>
        <text:list-item>
          <text:p text:style-name="P15">Time Server</text:p>
        </text:list-item>
        <text:list-item>
          <text:p text:style-name="P16">Print Server</text:p>
        </text:list-item>
      </text:list>
      <text:p text:style-name="P17"><text:span text:style-name="T18">The advantage of using DHCP is that changes to the network, for example a change in the address of the DNS server, need only be changed at the DHCP server, and all network host</text:span><text:span text:style-name="T19">s will be reconfigured the next time their DHCP clients poll the DHCP server. As an added advantage, it is also easier to integrate new computers into the network, as there is no need to check for the availability of an IP address. Conflicts in IP address<text:s/></text:span><text:span text:style-name="T20">allocation are also reduced.<text:s/></text:span></text:p>
      <text:p text:style-name="P21">A DHCP server can provide configuration settings using the following methods:<text:s/></text:p>
      <text:p text:style-name="P22">Manual allocation (MAC address)</text:p>
      <text:p text:style-name="P23">This method entails using DHCP to identify the unique hardware address of each network card connected to the<text:s/>network and then continually supplying a constant configuration each time the DHCP client makes a request to the DHCP server using that network device. This ensures that a particular address is assigned automatically to that network card, based on it's MAC<text:s/>address.<text:s/></text:p>
      <text:p text:style-name="P24">Dynamic allocation (address pool)</text:p>
      <text:p text:style-name="P25"><text:span text:style-name="T26">In this method, the DHCP server will assign an IP address from a pool of addresses (sometimes also called a range or scope) for a period of time or lease, that is configured on the server or until the client inf</text:span><text:span text:style-name="T27">orms the server that it doesn't need the address anymore. This way, the clients will be receiving their configuration properties dynamically and on a "first come, first served" basis. When a DHCP client is no longer on the network for a specified period, t</text:span><text:span text:style-name="T28">he configuration is expired and released back to the address pool for use by other DHCP Clients. This way, an address can be leased or used for a period of time. After this period, the client has to renegociate the lease with the server to maintain use of<text:s/></text:span><text:span text:style-name="T29">the address.<text:s/></text:span></text:p>
      <text:p text:style-name="P30">Automatic allocation</text:p>
      <text:p text:style-name="P31">Using this method, the DHCP automatically assigns an IP address permanently to a device, selecting it from a pool of available addresses. Usually DHCP is used to assign a temporary address to a client, but a DHCP server<text:s/>can allow an infinite lease time.<text:s/></text:p>
      <text:p text:style-name="P32"><text:span text:style-name="T33">The last two methods can be considered "automatic" because in each case the DHCP server assigns an address with no extra intervention needed. The only difference between them is in how long the IP address is leased, in ot</text:span><text:span text:style-name="T34">her words whether a client's address varies over time. Ubuntu is shipped with both DHCP server and client. The server is dhcpd (dynamic host configuration protocol daemon). The client provided with Ubuntu is dhclient and should be installed on all computer</text:span><text:span text:style-name="T35">s<text:s/></text:span><text:soft-page-break/><text:span text:style-name="T36">required to be automatically configured. Both programs are easy to install and configure and will be automatically started at system boot.<text:s/></text:span></text:p>
      <text:list text:style-name="LFO3" text:continue-numbering="true">
        <text:list-item>
          <text:p text:style-name="P37"><text:a office:title="Installation" xlink:href="https://help.ubuntu.com/lts/serverguide/dhcp.html#dhcp-installation" office:target-frame-name="_top" xlink:show="replace"><text:span text:style-name="T38">Installatio</text:span><text:span text:style-name="T39">n</text:span></text:a></text:p>
        </text:list-item>
        <text:list-item>
          <text:p text:style-name="P40"><text:a office:title="Configuration" xlink:href="https://help.ubuntu.com/lts/serverguide/dhcp.html#dhcp-configuration" office:target-frame-name="_top" xlink:show="replace"><text:span text:style-name="T41">Configuration</text:span></text:a></text:p>
        </text:list-item>
        <text:list-item>
          <text:p text:style-name="P42"><text:a office:title="References" xlink:href="https://help.ubuntu.com/lts/serverguide/dhcp.html#dhcp-references" office:target-frame-name="_top" xlink:show="replace"><text:span text:style-name="T43">References</text:span></text:a></text:p>
        </text:list-item>
      </text:list>
      <text:p text:style-name="P44">Installation</text:p>
      <text:p text:style-name="P45">At a terminal prompt, enter the following command to install dhcpd:<text:s/></text:p>
      <text:p text:style-name="P46">sudo apt install isc-dhcp-server</text:p>
      <text:p text:style-name="P47">You will probably need to change the default configuration by editing /etc/dhcp/dhcpd.conf to suit your needs and particular configuration.<text:s/></text:p>
      <text:p text:style-name="P48">You also may need to edit<text:s/>/etc/default/isc-dhcp-server to specify the interfaces dhcpd should listen to.<text:s/></text:p>
      <text:p text:style-name="P49">NOTE: dhcpd's messages are being sent to syslog. Look there for diagnostics messages.<text:s/></text:p>
      <text:p text:style-name="P50">Configuration</text:p>
      <text:p text:style-name="P51">The error message the installation ends with might be a little confusing,<text:s/>but the following steps will help you configure the service:<text:s/></text:p>
      <text:p text:style-name="P52"><text:span text:style-name="T53">Most commonly, what you want to do is assign an IP address randomly. This can be done with settings as follows:<text:s/></text:span></text:p>
      <text:p text:style-name="P54"># minimal sample /etc/dhcp/dhcpd.conf</text:p>
      <text:p text:style-name="P55">default-lease-time 600;</text:p>
      <text:p text:style-name="P56">max-lease-time<text:s/>7200;</text:p>
      <text:p text:style-name="P57"/>
      <text:p text:style-name="P58">subnet 192.168.1.0 netmask 255.255.255.0 {</text:p>
      <text:p text:style-name="P59"><text:s/>range 192.168.1.150 192.168.1.200;</text:p>
      <text:p text:style-name="P60"><text:s/>option routers 192.168.1.254;</text:p>
      <text:p text:style-name="P61"><text:s/>option domain-name-servers 192.168.1.1, 192.168.1.2;</text:p>
      <text:p text:style-name="P62"><text:s/>option domain-name "mydomain.example";</text:p>
      <text:p text:style-name="P63">}<text:s/></text:p>
      <text:p text:style-name="P64">This will result in the DHCP server giving<text:s/>clients an IP address from the range 192.168.1.150-192.168.1.200. It will lease an IP address for 600 seconds if the client doesn't ask for a specific time frame. Otherwise the maximum (allowed) lease will be 7200 seconds. The server will also "advise" the client to use 192.168.1.254 as the default-gateway and 192.168.1.1 and 192.168.1.2 as its DNS servers.<text:s/></text:p>
      <text:p text:style-name="P65">After changing the config file you have to restart the dhcpd:<text:s/></text:p>
      <text:p text:style-name="P66">sudo systemctl restart isc-dhcp-server.service</text:p>
      <text:p text:style-name="P67"/>
      <text:p text:style-name="P68">What is DHCP?</text:p>
      <text:p text:style-name="P69"><text:span text:style-name="T70">Anyone with a basic<text:s/></text:span><text:span text:style-name="T71">knowledge of computer networking knows that for two hosts to communicate on the same network using TCP/IP model, both hosts need to have a unique IP address. There are two ways on how any given host on your network can obtain an IP address.<text:s/></text:span><text:span text:style-name="T72"><text:line-break/></text:span><text:span text:style-name="T73"><text:line-break/></text:span><text:span text:style-name="T74">One way is to</text:span><text:span text:style-name="T75"><text:s/>manually configure the network interface and assign an IP address by hand. The manual network configuration is called static configuration, which means that host's IP address does not change its IP address unless changed manually by the user or system adm</text:span><text:span text:style-name="T76">inistrator. If your company network includes more than 1000 hosts, the job of configuring each host with a static IP address becomes tiresome and more importantly extremely inefficient.<text:s/></text:span><text:span text:style-name="T77"><text:line-break/></text:span><text:span text:style-name="T78"><text:line-break/></text:span><text:soft-page-break/><text:span text:style-name="T79">Another way to assign your network hosts with a proper IP address re</text:span><text:span text:style-name="T80">gardless of the actual network size is to assign an IP address to each host automatically. To perform an automatic host's IP configuration is where DHCP ( Dynamic Host Configuration Protocol ) comes handy.<text:s/></text:span><text:span text:style-name="T81"><text:line-break/></text:span><text:span text:style-name="T82"><text:line-break/></text:span><text:span text:style-name="T83">The DHCP protocol lets a DHCP client, that is yo</text:span><text:span text:style-name="T84">ur network host to lease network configuration parameters such as an IP address. In fact, lease parameters are not limited to IP address only as they may also include the following configuration settings:</text:span></text:p>
      <text:list text:style-name="LFO4" text:continue-numbering="true">
        <text:list-item>
          <text:p text:style-name="P85">IP addresses and network masks</text:p>
        </text:list-item>
        <text:list-item>
          <text:p text:style-name="P86">Domain Names servers<text:s/>( DNS )</text:p>
        </text:list-item>
        <text:list-item>
          <text:p text:style-name="P87">Default Gateways</text:p>
        </text:list-item>
        <text:list-item>
          <text:p text:style-name="P88">WINS servers</text:p>
        </text:list-item>
        <text:list-item>
          <text:p text:style-name="P89">Syslog hosts</text:p>
        </text:list-item>
        <text:list-item>
          <text:p text:style-name="P90">Proxy servers</text:p>
        </text:list-item>
        <text:list-item>
          <text:p text:style-name="P91">NTP servers</text:p>
        </text:list-item>
        <text:list-item>
          <text:p text:style-name="P92">X Font servers</text:p>
        </text:list-item>
        <text:list-item>
          <text:p text:style-name="P93">Syslog hosts</text:p>
        </text:list-item>
      </text:list>
      <text:p text:style-name="P94">Each network host configured to obtain an IP address dynamically via DHCP will upon boot send a DHCP request over the network ( by definition this is<text:s/>a broadcast of all 1's ) to discover whether there is a DHCP server available somewhere on the network and consequently ask for a network configuration. DHCP client is then obligated to maintain communication with DHCP server and renew its IP address regularly as dictated by IP address's lease time expiry. In case that DHCP client fails to renew its IP address ( disconnection, a host is turned off, etc. ) its IP address expires and DHCP server is free to lease this IP address to another DHCP client.</text:p>
      <text:p text:style-name="P95">DHCP server keeps a record of all leased IP addresses and stores them in a file called dhcpd.leases within /var/lib/dhcp directory ( location of this file may vary depending on Linux system in use ). Having such a file allows DHCP server to keep track of all IP address leases even after the reboot or power failure.<text:s/><text:line-break/><text:line-break/>Here are some advantages of having a DHCP server connected to network:</text:p>
      <text:list text:style-name="LFO5" text:continue-numbering="true">
        <text:list-item>
          <text:p text:style-name="P96">No IP address conflicts. DHCP can guarantee that all hosts on the network have a unique IP address. DHCP server keeps a record of<text:s/>all IP addresses assigned and cross reference them with host's MAC addresses.</text:p>
        </text:list-item>
        <text:list-item>
          <text:p text:style-name="P97">Based on the MAC address, DHCP allows for a fixed parameter configuration for a specific host</text:p>
        </text:list-item>
        <text:list-item>
          <text:p text:style-name="P98">minimum local client network configuration, hence Increased efficiency</text:p>
        </text:list-item>
      </text:list>
      <text:p text:style-name="P99"/>
      <text:p text:style-name="P100">DHCP Server<text:s/>Installation</text:p>
      <text:p text:style-name="P101">Standard DHCP server implementation available in various Linux distributions is an Open source version maintained by ISC ( Internet System Consortium ).<text:s/></text:p>
      <text:p text:style-name="P102">Use the following commands to install DHCP on your Linux server:</text:p>
      <text:p text:style-name="P103">Debian and Ubuntu:</text:p>
      <text:p text:style-name="P104">#<text:s/>apt-get install isc-dhcp-server</text:p>
      <text:p text:style-name="P105">Redhat &amp; Fedora:</text:p>
      <text:p text:style-name="P106"># yum install dhcp</text:p>
      <text:soft-page-break/>
      <text:p text:style-name="P107">Basic DHCP Configuration</text:p>
      <text:p text:style-name="P108"><text:span text:style-name="T109">By default, DHCP server configuration does not include any subnets on which DHCP server should lease IP addresses. Therefore, depends on your Linux system you may<text:s/></text:span><text:span text:style-name="T110">get the following error message when you attempt to start DHCP with default dhcpd.conf configuration file.</text:span></text:p>
      <text:p text:style-name="P111">Starting ISC DHCP server: dhcpdcheck syslog for diagnostics. ... failed!</text:p>
      <text:p text:style-name="P112">Examining log files such as /var/log/syslog reveals more details:</text:p>
      <text:p text:style-name="P113">No subnet<text:s/>declaration for eth0 (some IP address).<text:s/></text:p>
      <text:p text:style-name="P114"><text:span text:style-name="T115">Your server may be connected to multiple network subnets. To start DHCP server, at least one subnet must be defined within the DHCP configuration file /etc/dhcp/dhcpd.conf.<text:s/></text:span><text:span text:style-name="T116"><text:line-break/></text:span><text:span text:style-name="T117"><text:line-break/></text:span><text:span text:style-name="T118">NOTE:</text:span><text:span text:style-name="T119"><text:s/>if your server has access to more<text:s/></text:span><text:span text:style-name="T120">than one subnet, DHCP requires all subnets to be defined even though there isn't immediate intention to enable DHCP service on that subnet.<text:s/></text:span><text:span text:style-name="T121"><text:line-break/></text:span><text:span text:style-name="T122"><text:line-break/></text:span><text:span text:style-name="T123">Below is the simplest example of DHCP configuration file:</text:span></text:p>
      <text:p text:style-name="P124">subnet 10.1.1.0 netmask 255.255.255.0 {</text:p>
      <text:p text:style-name="P125"><text:s text:c="2"/>range 10.1.1.3<text:s/>10.1.1.254;</text:p>
      <text:p text:style-name="P126">}</text:p>
      <text:p text:style-name="P127"/>
      <text:p text:style-name="P128">subnet 192.168.0.0 netmask 255.255.0.0 {</text:p>
      <text:p text:style-name="P129">}</text:p>
      <text:p text:style-name="P130">This configuration file instructs DHCP server to listen for DHCP client requests on subnet 10.1.1.0 with netmask 255.255.255.0. Furthermore, it will assign IP addresses in range 10.1.1.3 - 10.1.1.254. It also defines an empty definition for subnet with network ID 192.168.0.0.<text:s/><text:line-break/><text:line-break/>Alter the above code with your subnet and insert it into /etc/dhcp/dhcpd.conf. When ready, restart your DHCP server with ( restart command may vary ) :</text:p>
      <text:p text:style-name="P131"># service isc-dhcp-server restart</text:p>
      <text:p text:style-name="P132"/>
      <text:p text:style-name="P133">DHCP default and max lease time</text:p>
      <text:p text:style-name="P134">At this point we can add feww aditional settings to our DHCP configuration, namely the default and max lease time expiry.</text:p>
      <text:list text:style-name="LFO6" text:continue-numbering="true">
        <text:list-item>
          <text:p text:style-name="P135">default-lease-time is a value in seconds in which a leased IP address expiry will be set<text:s/>to if DHCP client does not ask for any other specific expiry lease time</text:p>
        </text:list-item>
        <text:list-item>
          <text:p text:style-name="P136"><text:span text:style-name="T137">max-lease-time is a value in seconds which defines a maximum expiry time for an IP address leased by DHCP server</text:span></text:p>
        </text:list-item>
      </text:list>
      <text:p text:style-name="P138">default-lease-time 600;</text:p>
      <text:p text:style-name="P139">max-lease-time 7200;</text:p>
      <text:p text:style-name="P140"/>
      <text:p text:style-name="P141">subnet 10.1.1.0 netmask 255.255.255.0 {</text:p>
      <text:p text:style-name="P142"><text:s text:c="2"/>range 10.1.1.3 10.1.1.254;</text:p>
      <text:p text:style-name="P143">}</text:p>
      <text:p text:style-name="P144"/>
      <text:p text:style-name="P145">subnet 192.168.0.0 netmask 255.255.0.0 {</text:p>
      <text:p text:style-name="P146">}</text:p>
      <text:p text:style-name="P147"/>
      <text:p text:style-name="P148"/>
      <text:p text:style-name="P149"/>
      <text:p text:style-name="P150"/>
      <text:p text:style-name="P151"/>
      <text:p text:style-name="P152"/>
      <text:p text:style-name="P153"/>
      <text:soft-page-break/>
      <text:p text:style-name="P154">Define DNS server</text:p>
      <text:p text:style-name="P155">Another configuration parameter possible to be set by DHCP server to its client is a definition of DNS server. If you want your clients to use DNS<text:s/>server with an IP address 8.8.8.8 and 10.1.1.1 you can do it by including an option "domain-name-servers" to DHCP's configuration file.</text:p>
      <text:p text:style-name="P156">default-lease-time 600;</text:p>
      <text:p text:style-name="P157">max-lease-time 7200;</text:p>
      <text:p text:style-name="P158"/>
      <text:p text:style-name="P159">subnet 10.1.1.0 netmask 255.255.255.0 {</text:p>
      <text:p text:style-name="P160"><text:s text:c="2"/>range 10.1.1.3 10.1.1.254;</text:p>
      <text:p text:style-name="P161"><text:s text:c="2"/>option domain-name-servers 10.1.1.1, 8.8.8.8;</text:p>
      <text:p text:style-name="P162">}</text:p>
      <text:p text:style-name="P163"/>
      <text:p text:style-name="P164">subnet 192.168.0.0 netmask 255.255.0.0 {</text:p>
      <text:p text:style-name="P165">}</text:p>
      <text:p text:style-name="P166"/>
      <text:p text:style-name="P167">subnet 10.1.1.0 netmask 255.255.255.0 {</text:p>
      <text:p text:style-name="P168"><text:s text:c="2"/>range 10.1.1.3 10.1.1.254;</text:p>
      <text:p text:style-name="P169"><text:s text:c="2"/>option routers 10.1.1.1;</text:p>
      <text:p text:style-name="P170">}</text:p>
      <text:p text:style-name="P171"/>
      <text:p text:style-name="P172">Set default gateway</text:p>
      <text:p text:style-name="P173">DHCP also allows for client's gateway<text:s/>configuration.To set any client on the local network to use default gateway 10.1.1.1, add line "option routers 10.1.1.1" into dhcpd.conf file as demonstrated below:</text:p>
      <text:p text:style-name="P174">default-lease-time 600;</text:p>
      <text:p text:style-name="P175">max-lease-time 7200;</text:p>
      <text:p text:style-name="P176"/>
      <text:p text:style-name="P177">subnet 10.1.1.0 netmask 255.255.255.0 {</text:p>
      <text:p text:style-name="P178"><text:s text:c="2"/>range 10.1.1.3 10.1.1.254;</text:p>
      <text:p text:style-name="P179"><text:s text:c="2"/>option domain-name-servers 10.1.1.1, 8.8.8.8;</text:p>
      <text:p text:style-name="P180"><text:s text:c="2"/>option routers 10.1.1.1;</text:p>
      <text:p text:style-name="P181">}</text:p>
      <text:p text:style-name="P182"/>
      <text:p text:style-name="P183">subnet 192.168.0.0 netmask 255.255.0.0 {</text:p>
      <text:p text:style-name="P184">}</text:p>
      <text:p text:style-name="P185"/>
      <text:p text:style-name="P186">subnet 10.1.1.0 netmask 255.255.255.0 {</text:p>
      <text:p text:style-name="P187"><text:s text:c="2"/>range 10.1.1.3 10.1.1.254;</text:p>
      <text:p text:style-name="P188"><text:s text:c="2"/>option routers 10.1.1.1;</text:p>
      <text:p text:style-name="P189">}</text:p>
      <text:p text:style-name="P190">DHCP will<text:s/>now set DHCP client with gateway 10.1.1.1.</text:p>
      <text:p text:style-name="P191"/>
      <text:p text:style-name="P192">Host specific configuration</text:p>
      <text:p text:style-name="P193">There maybe a need to set static IP address to a particular host on the network such as printer, web server and etc. In this case it is posible to amend DHCP server configuration to lease a choosen IP address to a specific host defined by its MAC address.</text:p>
      <text:p text:style-name="P194">default-lease-time 600;</text:p>
      <text:p text:style-name="P195">max-lease-time 7200;</text:p>
      <text:p text:style-name="P196"/>
      <text:p text:style-name="P197">subnet 10.1.1.0 netmask 255.255.255.0 {</text:p>
      <text:p text:style-name="P198"><text:s text:c="2"/>range 10.1.1.3 10.1.1.254;</text:p>
      <text:p text:style-name="P199"><text:s text:c="2"/>option domain-name-servers 10.1.1.1, 8.8.8.8;</text:p>
      <text:p text:style-name="P200"><text:s text:c="2"/>option routers 10.1.1.1;</text:p>
      <text:p text:style-name="P201">}</text:p>
      <text:p text:style-name="P202"/>
      <text:soft-page-break/>
      <text:p text:style-name="P203">subnet 192.168.0.0 netmask 255.255.0.0 {</text:p>
      <text:p text:style-name="P204">}</text:p>
      <text:p text:style-name="P205"/>
      <text:p text:style-name="P206">host printer {</text:p>
      <text:p text:style-name="P207"><text:s text:c="2"/>hardware ethernet 00:16:d3:b7:8f:86;</text:p>
      <text:p text:style-name="P208"><text:s text:c="2"/>fixed-address 10.1.1.100;</text:p>
      <text:p text:style-name="P209">}</text:p>
      <text:p text:style-name="P210"/>
      <text:p text:style-name="P211">host web-server {</text:p>
      <text:p text:style-name="P212"><text:s text:c="2"/>hardware ethernet 00:17:a4:c2:44:22;</text:p>
      <text:p text:style-name="P213"><text:s text:c="2"/>fixed-address 10.1.1.200;</text:p>
      <text:p text:style-name="P214">}</text:p>
      <text:p text:style-name="P215">The above DHCP configuration<text:s/>file will permanently assign the IP address 10.1.1.100 to a host "printer" with a MAC address 00:16:d3:b7:8f:86 and IP address 10.1.1.200 to host "web-server" with MAC address 00:17:a4:c2:44:22.</text:p>
      <text:p text:style-name="P216">Appendix</text:p>
      <text:p text:style-name="P217">Ubuntu client network settings to use DHCP</text:p>
      <text:p text:style-name="P218"><text:span text:style-name="T219">To config</text:span><text:span text:style-name="T220">ure your client to use a DHCP on a network interface eth0 on Ubuntu or Debian linux systems enter a following lines in your /etc/network/interfaces file:</text:span></text:p>
      <text:p text:style-name="P221">auto eth0</text:p>
      <text:p text:style-name="P222">iface eth0 inet dhcp</text:p>
      <text:p text:style-name="P223">Configuring DHCP relay agent</text:p>
      <text:p text:style-name="P224"><text:span text:style-name="T225">If your DHCP server does not have an<text:s/></text:span><text:span text:style-name="T226">access to some particular subnet it does not mean that it cannot provide its services there. To make this work a DHCP relay agent needs to be configured on a remote subnet which forwards all request to a specified DHCP server and distant subnet. First inst</text:span><text:span text:style-name="T227">all DHCP relay agent:</text:span></text:p>
      <text:p text:style-name="P228"># apt-get install isc-dhcp-relay</text:p>
      <text:p text:style-name="P229">Then create a configuration file /etc/default/isc-dhcp-relay with two lines:</text:p>
      <text:p text:style-name="P230">SERVERS="192.168.5.5"</text:p>
      <text:p text:style-name="P231">INTERFACES="eth0"</text:p>
      <text:p text:style-name="P232">The above config file will instruct DHCP relay agent to listen on eth0 interface for<text:s/>a DHCP client requests and forward them to a DHCP server on an IP address 192.168.5.5.</text:p>
      <text:p text:style-name="P23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para" style:display-name="para"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app" style:display-name="app"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cmd" style:display-name="cmd"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6T11:39:00Z</dc:date>
    <meta:template xlink:href="Normal" xlink:type="simple"/>
    <meta:editing-cycles>6</meta:editing-cycles>
    <meta:editing-duration>PT300S</meta:editing-duration>
    <meta:user-defined meta:name="Info 1"/>
    <meta:user-defined meta:name="Info 2"/>
    <meta:user-defined meta:name="Info 3"/>
    <meta:user-defined meta:name="Info 4"/>
    <meta:document-statistic meta:page-count="6" meta:paragraph-count="27" meta:word-count="2022" meta:character-count="13525" meta:row-count="96" meta:non-whitespace-character-count="11530"/>
  </office:meta>
</office:document-meta>
</file>